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ext_20_body">
      <style:paragraph-properties fo:line-height="100%"/>
    </style:style>
    <style:style style:name="P3" style:family="paragraph" style:parent-style-name="Standard" style:list-style-name="L2">
      <style:text-properties officeooo:rsid="0014df14" officeooo:paragraph-rsid="0014df14"/>
    </style:style>
    <style:style style:name="P4" style:family="paragraph" style:parent-style-name="Standard">
      <style:text-properties officeooo:rsid="0014df14" officeooo:paragraph-rsid="0016d135"/>
    </style:style>
    <style:style style:name="P5" style:family="paragraph" style:parent-style-name="Standard">
      <style:text-properties officeooo:rsid="00187a4f" officeooo:paragraph-rsid="00187a4f"/>
    </style:style>
    <style:style style:name="P6" style:family="paragraph" style:parent-style-name="Standard">
      <style:text-properties officeooo:rsid="0018811f" officeooo:paragraph-rsid="0018811f"/>
    </style:style>
    <style:style style:name="P7" style:family="paragraph" style:parent-style-name="Heading" style:list-style-name="L1"/>
    <style:style style:name="P8" style:family="paragraph" style:parent-style-name="Heading" style:list-style-name="L2">
      <style:text-properties officeooo:rsid="0014df14" officeooo:paragraph-rsid="0014df14"/>
    </style:style>
    <style:style style:name="P9" style:family="paragraph" style:parent-style-name="Text_20_body">
      <style:text-properties officeooo:rsid="00192b0f" officeooo:paragraph-rsid="00192b0f"/>
    </style:style>
    <style:style style:name="P10" style:family="paragraph" style:parent-style-name="Subtitle" style:master-page-name="MP0">
      <style:paragraph-properties style:page-number="auto" fo:break-before="page"/>
    </style:style>
    <style:style style:name="T1" style:family="text">
      <style:text-properties fo:font-size="24pt" style:font-size-asian="24pt" style:font-size-complex="24pt"/>
    </style:style>
    <style:style style:name="T2" style:family="text">
      <style:text-properties fo:font-size="24pt" officeooo:rsid="0014df14" style:font-size-asian="24pt" style:font-size-complex="24pt"/>
    </style:style>
    <style:style style:name="T3" style:family="text">
      <style:text-properties officeooo:rsid="0014df14"/>
    </style:style>
    <style:style style:name="T4" style:family="text">
      <style:text-properties officeooo:rsid="0016d135"/>
    </style:style>
    <style:style style:name="T5" style:family="text">
      <style:text-properties officeooo:rsid="00182844"/>
    </style:style>
    <style:style style:name="T6" style:family="text">
      <style:text-properties officeooo:rsid="0018811f"/>
    </style:style>
    <style:style style:name="T7" style:family="text">
      <style:text-properties officeooo:rsid="00192b0f"/>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Default_20_Paragraph_20_Font"><text:span text:style-name="T1">Assignment </text:span></text:span><text:span text:style-name="Default_20_Paragraph_20_Font"><text:span text:style-name="T2">3</text:span></text:span><text:span text:style-name="Default_20_Paragraph_20_Font"><text:span text:style-name="T1"> 2INCO</text:span></text:span></text:p>
      <text:p text:style-name="P1">Robert Jong-A-Lock 0726356</text:p>
      <text:p text:style-name="P1">Tom Buskens 1378120</text:p>
      <text:p text:style-name="P1"><text:span text:style-name="T3">October</text:span> 2<text:span text:style-name="T3">3</text:span>, 2018</text:p>
      <text:list xml:id="list156846046" text:style-name="L1">
        <text:list-item>
          <text:p text:style-name="P7">Overview</text:p>
        </text:list-item>
      </text:list>
      <text:p text:style-name="Standard">There were <text:span text:style-name="T3">2</text:span> main challenges while writing this program:</text:p>
      <text:list xml:id="list3659133654" text:style-name="L2">
        <text:list-item>
          <text:list>
            <text:list-item>
              <text:p text:style-name="P3">Order threads</text:p>
            </text:list-item>
            <text:list-item>
              <text:p text:style-name="P3">Setup buffer</text:p>
            </text:list-item>
          </text:list>
        </text:list-item>
        <text:list-item>
          <text:p text:style-name="P8">Order threads</text:p>
        </text:list-item>
      </text:list>
      <text:p text:style-name="P9">The threads are ordered by using conditional variables. All threads will block unless the value they got is desired. This thread adds its value to the buffer and increases the value that is desired by one. After this it triggers a broadcast which wakes up all threads that possibly have the next desired value. This continues until the value they get is equal to the amount of items or max value of item plus one.</text:p>
      <text:list xml:id="list200818422510083" text:continue-numbering="true" text:style-name="L2">
        <text:list-item>
          <text:p text:style-name="P8">Setup buffer</text:p>
        </text:list-item>
      </text:list>
      <text:p text:style-name="P4">The exercise dictated that a buffer should be used to move data from multiple producer threads to a single consumer thread. To accomplish this a circular buffer was made. Both the <text:span text:style-name="T5">lower bound</text:span> index and the <text:span text:style-name="T5">upper bound</text:span> index are being tracked to see which part of the buffer is used. <text:span text:style-name="T5">Whenever a item is added the item is placed on the upper bound and the value is one increased. If an item is removed the value on the lower bound is returned and the lower bound value is also increased. Whenever the value of both the lower bound or upper bound exceeds the buffer size its value is set back to the start of the buffer as if it goes round.</text:span></text:p>
      <text:p text:style-name="P4">2 semaphores are also included to block the thread when an item is added while the buffer is full or when a item is removed while the buffer is empty. This ensures <text:span text:style-name="T4">that busy </text:span>wait<text:span text:style-name="T4">ing is not necessary</text:span> while interaction with the buffer is not possible.</text:p>
      <text:p text:style-name="P5">Because the upperbound value is only used while adding value, the <text:span text:style-name="T7">lower bound</text:span> is only used while removing items and the semaphores keep track of the limits of the buffer. Both adding and removing of items can be done <text:span text:style-name="T6">concurrently.</text:span> This result in the consumer thread only blocking when the buffer is empty.</text:p>
      <text:p text:style-name="P6">However adding and removing can be done concurrently it is not possible to add the the buffer concurrently by multiple threads, because the <text:span text:style-name="T7">upper bound</text:span> value will then be used by multiple threads. But this is not a problem because adding something to the buffer is done in the critical section of the producer thread.</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width="0.0138in" svg:stroke-color="#2f528f" draw:stroke-linejoin="miter" draw:fill-color="#4472c4"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shadow="none" style:text-autospace="ideograph-alpha" style:punctuation-wrap="hanging" style:line-break="strict" style:tab-stop-distance="0.2917in" style:vertical-align="baseline"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Heading_20_3" style:display-name="Heading 3" style:family="paragraph" style:parent-style-name="Heading" style:next-style-name="Text_20_body" style:default-outline-level="3" style:list-style-name="" style:class="text">
      <style:paragraph-properties fo:margin-top="0.0972in" fo:margin-bottom="0in" loext:contextual-spacing="false" fo:hyphenation-ladder-count="no-limit"/>
      <style:text-properties fo:font-weight="bold" style:font-weight-asian="bold" style:font-weight-complex="bold" fo:hyphenate="false" fo:hyphenation-remain-char-count="2" fo:hyphenation-push-char-count="2"/>
    </style:style>
    <style:style style:name="Heading_20_1" style:display-name="Heading 1" style:family="paragraph" style:parent-style-name="Heading" style:next-style-name="Text_20_body" style:default-outline-level="1" style:list-style-name="" style:class="text">
      <style:paragraph-properties fo:hyphenation-ladder-count="no-limit"/>
      <style:text-properties fo:font-weight="bold" style:font-weight-asian="bold" style:font-weight-complex="bold" fo:hyphenate="false" fo:hyphenation-remain-char-count="2" fo:hyphenation-push-char-count="2"/>
    </style:style>
    <style:style style:name="Numbering_20_Symbols" style:display-name="Numbering Symbols" style:family="text"/>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6T19:44:50.706322247</meta:creation-date>
    <dc:date>2018-10-16T20:08:16.686369297</dc:date>
    <meta:editing-duration>PT23M25S</meta:editing-duration>
    <meta:editing-cycles>6</meta:editing-cycles>
    <meta:generator>LibreOffice/6.0.3.2$Linux_X86_64 LibreOffice_project/00m0$Build-2</meta:generator>
    <meta:document-statistic meta:table-count="0" meta:image-count="0" meta:object-count="0" meta:page-count="1" meta:paragraph-count="15" meta:word-count="386" meta:character-count="2124" meta:non-whitespace-character-count="1758"/>
  </office:meta>
</office:document-meta>
</file>